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b9c" officeooo:paragraph-rsid="00199b9c"/>
    </style:style>
    <style:style style:name="P2" style:family="paragraph" style:parent-style-name="Standard">
      <style:text-properties officeooo:paragraph-rsid="00199b9c"/>
    </style:style>
    <style:style style:name="P3" style:family="paragraph" style:parent-style-name="Standard">
      <style:text-properties officeooo:rsid="0019c839" officeooo:paragraph-rsid="0019c839"/>
    </style:style>
    <style:style style:name="P4" style:family="paragraph" style:parent-style-name="Heading_20_4">
      <style:text-properties officeooo:rsid="0019c839" officeooo:paragraph-rsid="0019c839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99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OKU COMMANDS:</text:p>
      <text:p text:style-name="P1"/>
      <text:p text:style-name="P1">1) heroku login</text:p>
      <text:p text:style-name="P2"><text:span text:style-name="T1">2) </text:span>heroku git:remote -a asp-sprint1</text:p>
      <text:p text:style-name="P3">3) git remote -v</text:p>
      <text:p text:style-name="P3"/>
      <text:p text:style-name="P3"/>
      <text:h text:style-name="P4" text:outline-level="4">Deploy your application</text:h>
      <text:p text:style-name="Text_20_body">Commit your code to the repository and deploy it to Heroku using Git.</text:p>
      <text:p text:style-name="Preformatted_20_Text">$ git add .</text:p>
      <text:p text:style-name="Preformatted_20_Text">$ git commit -am "make it better"</text:p>
      <text:p text:style-name="P5">$ git push heroku master</text:p>
      <text:h text:style-name="P4" text:outline-level="4">Existing Git repository</text:h>
      <text:p text:style-name="Text_20_body">For existing repositories, simply add the <text:span text:style-name="Source_20_Text">heroku</text:span> remote</text:p>
      <text:p text:style-name="P5">$ heroku git:remote -a asp-sprint1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2:27:31.808708343</meta:creation-date>
    <dc:date>2022-07-16T12:45:45.693532648</dc:date>
    <meta:editing-duration>PT14M1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12" meta:word-count="62" meta:character-count="354" meta:non-whitespace-character-count="304"/>
  </office:meta>
</office:document-meta>
</file>